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3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left="0.4902in" fo:margin-right="0in" fo:margin-top="0.0799in" fo:margin-bottom="0in" fo:text-indent="0in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.4902in" fo:margin-right="0in" fo:margin-top="0.0402in" fo:margin-bottom="0.0402in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.0402in" fo:margin-bottom="0.0402in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paragraph-properties fo:margin-top="0.0402in" fo:margin-bottom="0.0402in"/>
      <style:text-properties style:font-name="Arial" fo:font-size="10pt" style:font-size-asian="10pt" style:font-size-complex="10pt"/>
    </style:style>
    <style:style style:name="P11" style:family="paragraph" style:parent-style-name="Standard" style:list-style-name="L2">
      <style:paragraph-properties fo:margin-top="0.0402in" fo:margin-bottom="0.0402in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ali Build Overview</text:p>
      <text:p text:style-name="P2"/>
      <text:p text:style-name="P2">The folllowing is the anticipated arrangement for building and deploying the BU Kuali research application that:</text:p>
      <text:list xml:id="list1894379755090538790" text:style-name="L1">
        <text:list-item>
          <text:p text:style-name="P10">Promotes an agile workflow</text:p>
        </text:list-item>
        <text:list-item>
          <text:p text:style-name="P10">Implements continuous integration</text:p>
        </text:list-item>
        <text:list-item>
          <text:p text:style-name="P10">Uses virtualization where build artifacts are deployed as docker containers.</text:p>
        </text:list-item>
        <text:list-item>
          <text:p text:style-name="P10">Is in line with Kuali foundation plans for a more decoupled, micro-service based architecture down the road.</text:p>
        </text:list-item>
      </text:list>
      <text:p text:style-name="P2"/>
      <text:p text:style-name="P2">A more detailed example of a similar process can be found at:</text:p>
      <text:p text:style-name="P7"><text:a xlink:type="simple" xlink:href="https://www.docker.com/sites/default/files/UseCase/RA_CI%20with%20Docker_08.25.2015.pdf" text:style-name="Internet_20_link" text:visited-style-name="Visited_20_Internet_20_Link">https://www.docker.com/sites/default/files/UseCase/RA_CI%20with%20Docker_08.25.2015.pdf</text:a></text:p>
      <text:p text:style-name="P2"/>
      <text:p text:style-name="P4">Development Server</text:p>
      <text:p text:style-name="P9">A Jenkins installation, running under tomcat would reside on an AWS EC2 instance dedicated for running builds. This server would perform all builds for each environment (dev, test, staging, prod). A Jenkins job polls the source repository (github) and proceeds as follows when a change is detected to the codebase:</text:p>
      <text:list xml:id="list3561735400780051147" text:style-name="L2">
        <text:list-item>
          <text:p text:style-name="P11">Runs tests</text:p>
        </text:list-item>
        <text:list-item>
          <text:p text:style-name="P11">Determines coverage statistics of the tests</text:p>
        </text:list-item>
        <text:list-item>
          <text:p text:style-name="P11">Packages the code into a war file</text:p>
        </text:list-item>
        <text:list-item>
          <text:p text:style-name="P11">Produces a docker container (A) that serves as the runtime environment infrastructure for the war file to run in</text:p>
        </text:list-item>
        <text:list-item>
          <text:p text:style-name="P11">Produces another docker container (B) that houses the war file</text:p>
        </text:list-item>
        <text:list-item>
          <text:p text:style-name="P11">Mounts B to a shared directory within A</text:p>
        </text:list-item>
        <text:list-item>
          <text:p text:style-name="P11">Uploads both containers to a docker registry</text:p>
        </text:list-item>
        <text:list-item>
          <text:p text:style-name="P11">Transfers both containers to the target EC2 instances that run the research application.</text:p>
        </text:list-item>
        <text:list-item>
          <text:p text:style-name="P11">Runs command line statements through a shell against docker on the target EC2 instances to stop the currently running container and start up the new container.</text:p>
        </text:list-item>
      </text:list>
      <text:p text:style-name="P2"/>
      <text:p text:style-name="P4">Test Server</text:p>
      <text:p text:style-name="P8">A build to the EC2 instance for the test environment would follow the same procedure as for development, except that it would be run manually on an as-needed basis.</text:p>
      <text:p text:style-name="P2"/>
      <text:p text:style-name="P4">Staging Server</text:p>
      <text:p text:style-name="P8">A simplified jenkins job might be used transfer docker containers approved by QA in the test environment to run in the staging environment. These would not need to be rebuilt.</text:p>
      <text:p text:style-name="P2"/>
      <text:p text:style-name="P4">Production Server</text:p>
      <text:p text:style-name="P8">Same as for the staging server. Jenkins provides user/group based security to limit who can see and/or access jobs.</text:p>
      <text:p text:style-name="P2"/>
      <text:p text:style-name="P5">NOTE: The above is tentative with regard to procedure and some of the technologies – it will become more definitive as we become more familiar with the technology and best practices. Therefore the eventually setup may vary from what is described above. However, at a minimum, a dedicated build server should be involved.</text:p>
      <text:p text:style-name="P2"/>
      <text:p text:style-name="P6"><text:span text:style-name="T1">Infrastructure Requirements</text:span></text:p>
      <text:p text:style-name="P9">Based on the frequency of use and anticipated load jenkins will impose in terms of memory, CPU, IO, etc a T2.large or M3.large is required.</text:p>
      <text:p text:style-name="P2">The details for these can be found here:</text:p>
      <text:p text:style-name="P2"/>
      <text:list xml:id="list6045918577281776580" text:style-name="L3">
        <text:list-item>
          <text:p text:style-name="P3">Specs: <text:a xlink:type="simple" xlink:href="http://aws.amazon.com/ec2/instance-types/" text:style-name="Internet_20_link" text:visited-style-name="Visited_20_Internet_20_Link">http://aws.amazon.com/ec2/instance-types/</text:a></text:p>
        </text:list-item>
        <text:list-item>
          <text:p text:style-name="P3">Pricing: <text:a xlink:type="simple" xlink:href="http://aws.amazon.com/ec2/pricing/" text:style-name="Internet_20_link" text:visited-style-name="Visited_20_Internet_20_Link">http://aws.amazon.com/ec2/pricin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58S</meta:editing-duration>
    <meta:editing-cycles>7</meta:editing-cycles>
    <meta:generator>OpenOffice/4.1.2$Win32 OpenOffice.org_project/412m3$Build-9782</meta:generator>
    <dc:date>2016-03-25T10:09:34.03</dc:date>
    <dc:creator>Warren Hennemuth</dc:creator>
    <meta:document-statistic meta:table-count="0" meta:image-count="0" meta:object-count="0" meta:page-count="1" meta:paragraph-count="31" meta:word-count="393" meta:character-count="2559"/>
    <meta:user-defined meta:name="Info 1"/>
    <meta:user-defined meta:name="Info 2"/>
    <meta:user-defined meta:name="Info 3"/>
    <meta:user-defined meta:name="Info 4"/>
  </office:meta>
</office:document-meta>
</file>